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46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665" style:parent-style-name="Graphics">
      <style:graphic-properties draw:fill="none" draw:stroke="none"/>
    </style:style>
    <style:style style:family="graphic" style:name="a2666" style:parent-style-name="Graphics">
      <style:graphic-properties draw:fill="none" draw:stroke="non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01" style:parent-style-name="Graphics">
      <style:graphic-properties draw:fill="none" draw:stroke="none"/>
    </style:style>
    <style:style style:family="graphic" style:name="a2502" style:parent-style-name="Graphics">
      <style:graphic-properties draw:fill="none" draw:stroke="non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05" style:parent-style-name="Graphics">
      <style:graphic-properties draw:fill="none" draw:stroke="none"/>
    </style:style>
    <style:style style:family="graphic" style:name="a2706" style:parent-style-name="Graphics">
      <style:graphic-properties draw:fill="none" draw:stroke="non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7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1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1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685" style:parent-style-name="Graphics">
      <style:graphic-properties draw:fill="none" draw:stroke="none"/>
    </style:style>
    <style:style style:family="graphic" style:name="a2686" style:parent-style-name="Graphics">
      <style:graphic-properties draw:fill="none" draw:stroke="non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25" style:parent-style-name="Graphics">
      <style:graphic-properties draw:fill="none" draw:stroke="none"/>
    </style:style>
    <style:style style:family="graphic" style:name="a2526" style:parent-style-name="Graphics">
      <style:graphic-properties draw:fill="none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9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29" style:parent-style-name="Graphics">
      <style:graphic-properties draw:fill="none" draw:stroke="none"/>
    </style:style>
    <style:style style:family="paragraph" style:name="a2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3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0" style:parent-style-name="Graphics">
      <style:graphic-properties draw:fill="none" draw:stroke="non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45" style:parent-style-name="Graphics">
      <style:graphic-properties draw:fill="none" draw:stroke="none"/>
    </style:style>
    <style:style style:family="graphic" style:name="a2546" style:parent-style-name="Graphics">
      <style:graphic-properties draw:fill="none" draw:stroke="non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 style:parent-style-name="Graphics">
      <style:graphic-properties draw:fill="none" draw:stroke="non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5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0" style:parent-style-name="Graphics">
      <style:graphic-properties draw:fill="none" draw:stroke="non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1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66" style:parent-style-name="Graphics">
      <style:graphic-properties draw:fill="none" draw:stroke="none"/>
    </style:style>
    <style:style style:family="graphic" style:name="a2367" style:parent-style-name="Graphics">
      <style:graphic-properties draw:fill="none" draw:stroke="non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65" style:parent-style-name="Graphics">
      <style:graphic-properties draw:fill="none" draw:stroke="none"/>
    </style:style>
    <style:style style:family="graphic" style:name="a2566" style:parent-style-name="Graphics">
      <style:graphic-properties draw:fill="none" draw:stroke="non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2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4" style:parent-style-name="Graphics">
      <style:graphic-properties draw:fill="none" draw:stroke="none"/>
    </style:style>
    <style:style style:family="graphic" style:name="a2405" style:parent-style-name="Graphics">
      <style:graphic-properties draw:fill="none" draw:stroke="non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2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5" style:parent-style-name="Graphics">
      <style:graphic-properties draw:fill="none" draw:stroke="none"/>
    </style:style>
    <style:style style:family="graphic" style:name="a2606" style:parent-style-name="Graphics">
      <style:graphic-properties draw:fill="none" draw:stroke="non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7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1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graphic" style:name="a2384" style:parent-style-name="Graphics">
      <style:graphic-properties draw:fill="none" draw:stroke="non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5" style:parent-style-name="Graphics">
      <style:graphic-properties draw:fill="none" draw:stroke="none"/>
    </style:style>
    <style:style style:family="paragraph" style:name="a2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1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85" style:parent-style-name="Graphics">
      <style:graphic-properties draw:fill="none" draw:stroke="none"/>
    </style:style>
    <style:style style:family="graphic" style:name="a2586" style:parent-style-name="Graphics">
      <style:graphic-properties draw:fill="none" draw:stroke="non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24" style:parent-style-name="Graphics">
      <style:graphic-properties draw:fill="none" draw:stroke="none"/>
    </style:style>
    <style:style style:family="graphic" style:name="a2425" style:parent-style-name="Graphics">
      <style:graphic-properties draw:fill="none" draw:stroke="non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25" style:parent-style-name="Graphics">
      <style:graphic-properties draw:fill="none" draw:stroke="none"/>
    </style:style>
    <style:style style:family="graphic" style:name="a2626" style:parent-style-name="Graphics">
      <style:graphic-properties draw:fill="none" draw:stroke="non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9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3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3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44" style:parent-style-name="Graphics">
      <style:graphic-properties draw:fill="none" fo:clip="rect(0in, 0in, 0in, 0in)" draw:stroke="non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645" style:parent-style-name="Graphics">
      <style:graphic-properties draw:fill="none" draw:stroke="none"/>
    </style:style>
    <style:style style:family="graphic" style:name="a2646" style:parent-style-name="Graphics">
      <style:graphic-properties draw:fill="none" draw:stroke="non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5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61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6" text:class-names="" text:cond-style-name=""><text:span text:style-name="a2343" text:class-names="">Pietro<text:s text:c="1"/></text:span><text:span text:style-name="a2344" text:class-names="">Griffa</text:span><text:span text:style-name="a2345" text:class-names=""/></text:p>
            <text:p text:style-name="a2350" text:class-names="" text:cond-style-name=""><text:span text:style-name="a2347" text:class-names="">Ingvar<text:s text:c="1"/></text:span><text:span text:style-name="a2348" text:class-names="">Groza</text:span><text:span text:style-name="a2349" text:class-names=""/></text:p>
            <text:p text:style-name="a2352" text:class-names="" text:cond-style-name=""><text:span text:style-name="a2351" text:class-names=""/></text:p>
            <text:p text:style-name="a2358" text:class-names="" text:cond-style-name=""><text:span text:style-name="a2353" text:class-names="">Pos</text:span><text:span text:style-name="a2354" text:class-names="">t</text:span><text:span text:style-name="a2355" text:class-names="">Lab</text:span><text:span text:style-name="a2356" text:class-names=""><text:s text:c="1"/></text:span><text:span text:style-name="a2357" text:class-names="">08</text:span></text:p>
            <text:p text:style-name="a2360" text:class-names="" text:cond-style-name=""><text:span text:style-name="a2359" text:class-names=""/></text:p>
          </draw:text-box>
          <svg:title/>
          <svg:desc/>
        </draw:frame>
        <draw:frame draw:id="id330" draw:style-name="a2365" draw:name="Textfeld 5" svg:x="0in" svg:y="4.01798in" svg:width="7.5in" svg:height="0.40391in">
          <draw:text-box>
            <text:p text:style-name="a2364" text:class-names="" text:cond-style-name=""><text:span text:style-name="a2362" text:class-names="">Lab08.c</text:span><text:span text:style-name="a2363" text:class-names=""/></text:p>
          </draw:text-box>
          <svg:title/>
          <svg:desc/>
        </draw:frame>
        <draw:frame draw:id="id331" draw:style-name="a2366" draw:name="Grafik 6" svg:x="0in" svg:y="4.42587in" svg:width="7.5in" svg:height="3.81949in" style:rel-width="scale" style:rel-height="scale">
          <draw:image xlink:href="media/image1.png" xlink:type="simple" xlink:show="embed" xlink:actuate="onLoad"/>
          <svg:title/>
          <svg:desc/>
        </draw:frame>
        <draw:frame draw:id="id332" draw:style-name="a2367" draw:name="Grafik 7" svg:x="0in" svg:y="8.23435in" svg:width="7.5in" svg:height="1.642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379">
          <draw:frame draw:id="id333" draw:style-name="a2370" draw:name="Segnaposto numero diapositiva 6" svg:x="4.67953in" svg:y="11.10827in" svg:width="3.5878in" svg:height="0.58425in">
            <draw:text-box>
              <text:p text:style-name="a2369" text:class-names="" text:cond-style-name=""><text:span text:style-name="a2368" text:class-names=""><text:page-number style:num-format="1" text:fixed="false"/></text:span></text:p>
            </draw:text-box>
            <svg:title/>
            <svg:desc/>
          </draw:frame>
          <draw:frame draw:id="id334" draw:style-name="a2373" draw:name="Segnaposto numero diapositiva 6" svg:x="4.67953in" svg:y="11.10827in" svg:width="3.5878in" svg:height="0.58425in">
            <draw:text-box>
              <text:p text:style-name="a2372" text:class-names="" text:cond-style-name=""><text:span text:style-name="a2371" text:class-names=""><text:page-number style:num-format="1" text:fixed="false"/></text:span></text:p>
            </draw:text-box>
            <svg:title/>
            <svg:desc/>
          </draw:frame>
          <draw:frame draw:id="id335" draw:style-name="a2376" draw:name="Segnaposto numero diapositiva 6" svg:x="4.67953in" svg:y="11.10827in" svg:width="3.5878in" svg:height="0.58425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6" presentation:style-name="a2377" draw:name="Segnaposto immagine diapositiva 1">
            <svg:title/>
            <svg:desc/>
          </draw:page-thumbnail>
          <draw:frame draw:id="id337" presentation:style-name="a23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2380" draw:master-page-name="Master1-Layout7-blank-Vuota" presentation:presentation-page-layout-name="Master1-PPL7" draw:id="Slide-257">
        <draw:frame draw:id="id338" draw:style-name="a2383" draw:name="CasellaDiTesto 2" svg:x="0in" svg:y="0.38243in" svg:width="7.5in" svg:height="0.37874in">
          <draw:text-box>
            <text:p text:style-name="a2382" text:class-names="" text:cond-style-name=""><text:span text:style-name="a2381" text:class-names=""><text:tab/>Q1</text:span></text:p>
          </draw:text-box>
          <svg:title/>
          <svg:desc/>
        </draw:frame>
        <draw:frame draw:id="id339" draw:style-name="a2384" draw:name="Grafik 5" svg:x="0in" svg:y="0.76391in" svg:width="7.5in" svg:height="4.59441in" style:rel-width="scale" style:rel-height="scale">
          <draw:image xlink:href="media/image3.png" xlink:type="simple" xlink:show="embed" xlink:actuate="onLoad"/>
          <svg:title/>
          <svg:desc/>
        </draw:frame>
        <draw:frame draw:id="id340" draw:style-name="a2385" draw:name="Grafik 7" svg:x="0in" svg:y="5.26724in" svg:width="7.5in" svg:height="4.6655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397">
          <draw:frame draw:id="id341" draw:style-name="a2388" draw:name="Segnaposto numero diapositiva 6" svg:x="4.67953in" svg:y="11.10827in" svg:width="3.5878in" svg:height="0.58425in">
            <draw:text-box>
              <text:p text:style-name="a2387" text:class-names="" text:cond-style-name=""><text:span text:style-name="a2386" text:class-names=""><text:page-number style:num-format="1" text:fixed="false"/></text:span></text:p>
            </draw:text-box>
            <svg:title/>
            <svg:desc/>
          </draw:frame>
          <draw:frame draw:id="id342" draw:style-name="a2391" draw:name="Segnaposto numero diapositiva 6" svg:x="4.67953in" svg:y="11.10827in" svg:width="3.5878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frame draw:id="id343" draw:style-name="a2394" draw:name="Segnaposto numero diapositiva 6" svg:x="4.67953in" svg:y="11.10827in" svg:width="3.5878in" svg:height="0.58425in">
            <draw:text-box>
              <text:p text:style-name="a2393" text:class-names="" text:cond-style-name=""><text:span text:style-name="a2392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4" presentation:style-name="a2395" draw:name="Segnaposto immagine diapositiva 1">
            <svg:title/>
            <svg:desc/>
          </draw:page-thumbnail>
          <draw:frame draw:id="id345" presentation:style-name="a239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398" draw:master-page-name="Master1-Layout7-blank-Vuota" presentation:presentation-page-layout-name="Master1-PPL7" draw:id="Slide-258">
        <draw:frame draw:id="id346" draw:style-name="a2403" draw:name="CasellaDiTesto 2" svg:x="0in" svg:y="0.38243in" svg:width="7.5in" svg:height="0.38969in">
          <draw:text-box>
            <text:p text:style-name="a2402" text:class-names="" text:cond-style-name=""><text:span text:style-name="a2399" text:class-names=""><text:tab/></text:span><text:span text:style-name="a2400" text:class-names="">Q2, Q3 &amp; Q5</text:span><text:span text:style-name="a2401" text:class-names=""/></text:p>
          </draw:text-box>
          <svg:title/>
          <svg:desc/>
        </draw:frame>
        <draw:frame draw:id="id347" draw:style-name="a2404" draw:name="Grafik 5" svg:x="0in" svg:y="0.76291in" svg:width="7.5in" svg:height="3.76307in" style:rel-width="scale" style:rel-height="scale">
          <draw:image xlink:href="media/image5.png" xlink:type="simple" xlink:show="embed" xlink:actuate="onLoad"/>
          <svg:title/>
          <svg:desc/>
        </draw:frame>
        <draw:frame draw:id="id348" draw:style-name="a2405" draw:name="Grafik 6" svg:x="0in" svg:y="4.51787in" svg:width="7.5in" svg:height="4.2087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417">
          <draw:frame draw:id="id349" draw:style-name="a2408" draw:name="Segnaposto numero diapositiva 6" svg:x="4.67953in" svg:y="11.10827in" svg:width="3.5878in" svg:height="0.58425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  <draw:frame draw:id="id350" draw:style-name="a2411" draw:name="Segnaposto numero diapositiva 6" svg:x="4.67953in" svg:y="11.10827in" svg:width="3.5878in" svg:height="0.58425in">
            <draw:text-box>
              <text:p text:style-name="a2410" text:class-names="" text:cond-style-name=""><text:span text:style-name="a2409" text:class-names=""><text:page-number style:num-format="1" text:fixed="false"/></text:span></text:p>
            </draw:text-box>
            <svg:title/>
            <svg:desc/>
          </draw:frame>
          <draw:frame draw:id="id351" draw:style-name="a2414" draw:name="Segnaposto numero diapositiva 6" svg:x="4.67953in" svg:y="11.10827in" svg:width="3.5878in" svg:height="0.58425in">
            <draw:text-box>
              <text:p text:style-name="a2413" text:class-names="" text:cond-style-name=""><text:span text:style-name="a2412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52" presentation:style-name="a2415" draw:name="Segnaposto immagine diapositiva 1">
            <svg:title/>
            <svg:desc/>
          </draw:page-thumbnail>
          <draw:frame draw:id="id353" presentation:style-name="a241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418" draw:master-page-name="Master1-Layout7-blank-Vuota" presentation:presentation-page-layout-name="Master1-PPL7" draw:id="Slide-259">
        <draw:frame draw:id="id354" draw:style-name="a2423" draw:name="CasellaDiTesto 2" svg:x="0in" svg:y="0.38243in" svg:width="7.5in" svg:height="0.38969in">
          <draw:text-box>
            <text:p text:style-name="a2422" text:class-names="" text:cond-style-name=""><text:span text:style-name="a2419" text:class-names=""><text:tab/></text:span><text:span text:style-name="a2420" text:class-names="">Q2, Q3 &amp; Q5</text:span><text:span text:style-name="a2421" text:class-names=""/></text:p>
          </draw:text-box>
          <svg:title/>
          <svg:desc/>
        </draw:frame>
        <draw:frame draw:id="id355" draw:style-name="a2424" draw:name="Grafik 5" svg:x="0in" svg:y="0.76679in" svg:width="7.5in" svg:height="4.28865in" style:rel-width="scale" style:rel-height="scale">
          <draw:image xlink:href="media/image7.png" xlink:type="simple" xlink:show="embed" xlink:actuate="onLoad"/>
          <svg:title/>
          <svg:desc/>
        </draw:frame>
        <draw:frame draw:id="id356" draw:style-name="a2425" draw:name="Grafik 6" svg:x="0in" svg:y="5.03761in" svg:width="7.5in" svg:height="3.14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437">
          <draw:frame draw:id="id357" draw:style-name="a2428" draw:name="Segnaposto numero diapositiva 6" svg:x="4.67953in" svg:y="11.10827in" svg:width="3.5878in" svg:height="0.58425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frame draw:id="id358" draw:style-name="a2431" draw:name="Segnaposto numero diapositiva 6" svg:x="4.67953in" svg:y="11.10827in" svg:width="3.5878in" svg:height="0.58425in">
            <draw:text-box>
              <text:p text:style-name="a2430" text:class-names="" text:cond-style-name=""><text:span text:style-name="a2429" text:class-names=""><text:page-number style:num-format="1" text:fixed="false"/></text:span></text:p>
            </draw:text-box>
            <svg:title/>
            <svg:desc/>
          </draw:frame>
          <draw:frame draw:id="id359" draw:style-name="a2434" draw:name="Segnaposto numero diapositiva 6" svg:x="4.67953in" svg:y="11.10827in" svg:width="3.5878in" svg:height="0.58425in">
            <draw:text-box>
              <text:p text:style-name="a2433" text:class-names="" text:cond-style-name=""><text:span text:style-name="a2432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60" presentation:style-name="a2435" draw:name="Segnaposto immagine diapositiva 1">
            <svg:title/>
            <svg:desc/>
          </draw:page-thumbnail>
          <draw:frame draw:id="id361" presentation:style-name="a243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438" draw:master-page-name="Master1-Layout7-blank-Vuota" presentation:presentation-page-layout-name="Master1-PPL7" draw:id="Slide-273">
        <draw:frame draw:id="id362" draw:style-name="a2443" draw:name="CasellaDiTesto 2" svg:x="0in" svg:y="0.38243in" svg:width="7.5in" svg:height="0.38969in">
          <draw:text-box>
            <text:p text:style-name="a2442" text:class-names="" text:cond-style-name=""><text:span text:style-name="a2439" text:class-names=""><text:tab/></text:span><text:span text:style-name="a2440" text:class-names="">Q2 (plot)</text:span><text:span text:style-name="a2441" text:class-names=""/></text:p>
          </draw:text-box>
          <svg:title/>
          <svg:desc/>
        </draw:frame>
        <draw:frame draw:id="id363" draw:style-name="a2444" draw:name="Picture 2" svg:x="1.72222in" svg:y="0.89583in" svg:width="3.2in" svg:height="2.4in" style:rel-width="scale" style:rel-height="scale">
          <draw:image xlink:href="media/image9.png" xlink:type="simple" xlink:show="embed" xlink:actuate="onLoad"/>
          <svg:title/>
          <svg:desc>stepResponse.png</svg:desc>
        </draw:frame>
        <draw:frame draw:id="id364" draw:style-name="a2449" draw:name="CasellaDiTesto 2" svg:x="0in" svg:y="3.5491in" svg:width="7.5in" svg:height="0.38969in">
          <draw:text-box>
            <text:p text:style-name="a2448" text:class-names="" text:cond-style-name=""><text:span text:style-name="a2445" text:class-names=""><text:tab/></text:span><text:span text:style-name="a2446" text:class-names="">Q3 (plot)</text:span><text:span text:style-name="a2447" text:class-names=""/></text:p>
          </draw:text-box>
          <svg:title/>
          <svg:desc/>
        </draw:frame>
        <draw:frame draw:id="id365" draw:style-name="a2454" draw:name="CasellaDiTesto 2" svg:x="0in" svg:y="6.71576in" svg:width="7.5in" svg:height="0.38969in">
          <draw:text-box>
            <text:p text:style-name="a2453" text:class-names="" text:cond-style-name=""><text:span text:style-name="a2450" text:class-names=""><text:tab/></text:span><text:span text:style-name="a2451" text:class-names="">Q5 (plot)</text:span><text:span text:style-name="a2452" text:class-names=""/></text:p>
          </draw:text-box>
          <svg:title/>
          <svg:desc/>
        </draw:frame>
        <presentation:notes draw:style-name="a2466">
          <draw:frame draw:id="id366" draw:style-name="a2457" draw:name="Segnaposto numero diapositiva 6" svg:x="4.67953in" svg:y="11.10827in" svg:width="3.5878in" svg:height="0.58425in">
            <draw:text-box>
              <text:p text:style-name="a2456" text:class-names="" text:cond-style-name=""><text:span text:style-name="a2455" text:class-names=""><text:page-number style:num-format="1" text:fixed="false"/></text:span></text:p>
            </draw:text-box>
            <svg:title/>
            <svg:desc/>
          </draw:frame>
          <draw:frame draw:id="id367" draw:style-name="a2460" draw:name="Segnaposto numero diapositiva 6" svg:x="4.67953in" svg:y="11.10827in" svg:width="3.5878in" svg:height="0.58425in">
            <draw:text-box>
              <text:p text:style-name="a2459" text:class-names="" text:cond-style-name=""><text:span text:style-name="a2458" text:class-names=""><text:page-number style:num-format="1" text:fixed="false"/></text:span></text:p>
            </draw:text-box>
            <svg:title/>
            <svg:desc/>
          </draw:frame>
          <draw:frame draw:id="id368" draw:style-name="a2463" draw:name="Segnaposto numero diapositiva 6" svg:x="4.67953in" svg:y="11.10827in" svg:width="3.5878in" svg:height="0.58425in">
            <draw:text-box>
              <text:p text:style-name="a2462" text:class-names="" text:cond-style-name=""><text:span text:style-name="a2461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69" presentation:style-name="a2464" draw:name="Segnaposto immagine diapositiva 1">
            <svg:title/>
            <svg:desc/>
          </draw:page-thumbnail>
          <draw:frame draw:id="id370" presentation:style-name="a246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467" draw:master-page-name="Master1-Layout7-blank-Vuota" presentation:presentation-page-layout-name="Master1-PPL7" draw:id="Slide-274">
        <draw:frame draw:id="id371" draw:style-name="a2472" draw:name="CasellaDiTesto 2" svg:x="0in" svg:y="0.38243in" svg:width="7.5in" svg:height="0.38969in">
          <draw:text-box>
            <text:p text:style-name="a2471" text:class-names="" text:cond-style-name=""><text:span text:style-name="a2468" text:class-names=""><text:tab/></text:span><text:span text:style-name="a2469" text:class-names="">Q6</text:span><text:span text:style-name="a2470" text:class-names=""/></text:p>
          </draw:text-box>
          <svg:title/>
          <svg:desc/>
        </draw:frame>
        <draw:frame draw:id="id372" draw:style-name="a2477" draw:name="CasellaDiTesto 2" svg:x="0in" svg:y="3.29354in" svg:width="7.5in" svg:height="0.38969in">
          <draw:text-box>
            <text:p text:style-name="a2476" text:class-names="" text:cond-style-name=""><text:span text:style-name="a2473" text:class-names=""><text:tab/></text:span><text:span text:style-name="a2474" text:class-names="">Q7 (plot)</text:span><text:span text:style-name="a2475" text:class-names=""/></text:p>
          </draw:text-box>
          <svg:title/>
          <svg:desc/>
        </draw:frame>
        <draw:frame draw:id="id373" draw:style-name="a2482" draw:name="CasellaDiTesto 2" svg:x="0in" svg:y="6.30465in" svg:width="7.5in" svg:height="0.38969in">
          <draw:text-box>
            <text:p text:style-name="a2481" text:class-names="" text:cond-style-name=""><text:span text:style-name="a2478" text:class-names=""><text:tab/></text:span><text:span text:style-name="a2479" text:class-names="">Q8</text:span><text:span text:style-name="a2480" text:class-names=""/></text:p>
          </draw:text-box>
          <svg:title/>
          <svg:desc/>
        </draw:frame>
        <presentation:notes draw:style-name="a2494">
          <draw:frame draw:id="id374" draw:style-name="a2485" draw:name="Segnaposto numero diapositiva 6" svg:x="4.67953in" svg:y="11.10827in" svg:width="3.5878in" svg:height="0.58425in">
            <draw:text-box>
              <text:p text:style-name="a2484" text:class-names="" text:cond-style-name=""><text:span text:style-name="a2483" text:class-names=""><text:page-number style:num-format="1" text:fixed="false"/></text:span></text:p>
            </draw:text-box>
            <svg:title/>
            <svg:desc/>
          </draw:frame>
          <draw:frame draw:id="id375" draw:style-name="a2488" draw:name="Segnaposto numero diapositiva 6" svg:x="4.67953in" svg:y="11.10827in" svg:width="3.5878in" svg:height="0.58425in">
            <draw:text-box>
              <text:p text:style-name="a2487" text:class-names="" text:cond-style-name=""><text:span text:style-name="a2486" text:class-names=""><text:page-number style:num-format="1" text:fixed="false"/></text:span></text:p>
            </draw:text-box>
            <svg:title/>
            <svg:desc/>
          </draw:frame>
          <draw:frame draw:id="id376" draw:style-name="a2491" draw:name="Segnaposto numero diapositiva 6" svg:x="4.67953in" svg:y="11.10827in" svg:width="3.5878in" svg:height="0.58425in">
            <draw:text-box>
              <text:p text:style-name="a2490" text:class-names="" text:cond-style-name=""><text:span text:style-name="a2489" text:class-names=""><text:page-number style:num-format="1" text:fixed="false"/></text:span></text:p>
            </draw:text-box>
            <svg:title/>
            <svg:desc/>
          </draw:frame>
          <draw:page-thumbnail draw:page-number="6" svg:x="2.61458in" svg:y="0.88889in" svg:width="3.03646in" svg:height="4.38368in" presentation:class="page" draw:id="id377" presentation:style-name="a2492" draw:name="Segnaposto immagine diapositiva 1">
            <svg:title/>
            <svg:desc/>
          </draw:page-thumbnail>
          <draw:frame draw:id="id378" presentation:style-name="a249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495" draw:master-page-name="Master1-Layout7-blank-Vuota" presentation:presentation-page-layout-name="Master1-PPL7" draw:id="Slide-260">
        <draw:frame draw:id="id379" draw:style-name="a2500" draw:name="CasellaDiTesto 2" svg:x="0in" svg:y="0.38243in" svg:width="7.5in" svg:height="0.38969in">
          <draw:text-box>
            <text:p text:style-name="a2499" text:class-names="" text:cond-style-name=""><text:span text:style-name="a2496" text:class-names=""><text:tab/></text:span><text:span text:style-name="a2497" text:class-names="">Q1-Q8</text:span><text:span text:style-name="a2498" text:class-names=""/></text:p>
          </draw:text-box>
          <svg:title/>
          <svg:desc/>
        </draw:frame>
        <draw:frame draw:id="id380" draw:style-name="a2501" draw:name="Grafik 2" svg:x="0in" svg:y="1.16099in" svg:width="7.5in" svg:height="4.61134in" style:rel-width="scale" style:rel-height="scale">
          <draw:image xlink:href="media/image10.png" xlink:type="simple" xlink:show="embed" xlink:actuate="onLoad"/>
          <svg:title/>
          <svg:desc/>
        </draw:frame>
        <draw:frame draw:id="id381" draw:style-name="a2502" draw:name="Grafik 3" svg:x="0in" svg:y="5.76393in" svg:width="7.5in" svg:height="4.72769in" style:rel-width="scale" style:rel-height="scale">
          <draw:image xlink:href="media/image11.png" xlink:type="simple" xlink:show="embed" xlink:actuate="onLoad"/>
          <svg:title/>
          <svg:desc/>
        </draw:frame>
        <draw:frame draw:id="id382" draw:style-name="a2506" draw:name="Textfeld 4" svg:x="0in" svg:y="0.77212in" svg:width="7.5in" svg:height="0.40391in">
          <draw:text-box>
            <text:p text:style-name="a2505" text:class-names="" text:cond-style-name=""><text:span text:style-name="a2503" text:class-names="">closedLoopControl.c</text:span><text:span text:style-name="a2504" text:class-names=""/></text:p>
          </draw:text-box>
          <svg:title/>
          <svg:desc/>
        </draw:frame>
        <presentation:notes draw:style-name="a2518">
          <draw:frame draw:id="id383" draw:style-name="a2509" draw:name="Segnaposto numero diapositiva 6" svg:x="4.67953in" svg:y="11.10827in" svg:width="3.5878in" svg:height="0.58425in">
            <draw:text-box>
              <text:p text:style-name="a2508" text:class-names="" text:cond-style-name=""><text:span text:style-name="a2507" text:class-names=""><text:page-number style:num-format="1" text:fixed="false"/></text:span></text:p>
            </draw:text-box>
            <svg:title/>
            <svg:desc/>
          </draw:frame>
          <draw:frame draw:id="id384" draw:style-name="a2512" draw:name="Segnaposto numero diapositiva 6" svg:x="4.67953in" svg:y="11.10827in" svg:width="3.5878in" svg:height="0.58425in">
            <draw:text-box>
              <text:p text:style-name="a2511" text:class-names="" text:cond-style-name=""><text:span text:style-name="a2510" text:class-names=""><text:page-number style:num-format="1" text:fixed="false"/></text:span></text:p>
            </draw:text-box>
            <svg:title/>
            <svg:desc/>
          </draw:frame>
          <draw:frame draw:id="id385" draw:style-name="a2515" draw:name="Segnaposto numero diapositiva 6" svg:x="4.67953in" svg:y="11.10827in" svg:width="3.5878in" svg:height="0.58425in">
            <draw:text-box>
              <text:p text:style-name="a2514" text:class-names="" text:cond-style-name=""><text:span text:style-name="a2513" text:class-names=""><text:page-number style:num-format="1" text:fixed="false"/></text:span></text:p>
            </draw:text-box>
            <svg:title/>
            <svg:desc/>
          </draw:frame>
          <draw:page-thumbnail draw:page-number="7" svg:x="2.61458in" svg:y="0.88889in" svg:width="3.03646in" svg:height="4.38368in" presentation:class="page" draw:id="id386" presentation:style-name="a2516" draw:name="Segnaposto immagine diapositiva 1">
            <svg:title/>
            <svg:desc/>
          </draw:page-thumbnail>
          <draw:frame draw:id="id387" presentation:style-name="a25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519" draw:master-page-name="Master1-Layout7-blank-Vuota" presentation:presentation-page-layout-name="Master1-PPL7" draw:id="Slide-261">
        <draw:frame draw:id="id388" draw:style-name="a2524" draw:name="CasellaDiTesto 2" svg:x="0in" svg:y="0.38243in" svg:width="7.5in" svg:height="0.38969in">
          <draw:text-box>
            <text:p text:style-name="a2523" text:class-names="" text:cond-style-name=""><text:span text:style-name="a2520" text:class-names=""><text:tab/></text:span><text:span text:style-name="a2521" text:class-names="">Q1-Q8</text:span><text:span text:style-name="a2522" text:class-names=""/></text:p>
          </draw:text-box>
          <svg:title/>
          <svg:desc/>
        </draw:frame>
        <draw:frame draw:id="id389" draw:style-name="a2525" draw:name="Grafik 4" svg:x="0in" svg:y="0.77789in" svg:width="7.5in" svg:height="4.11088in" style:rel-width="scale" style:rel-height="scale">
          <draw:image xlink:href="media/image12.png" xlink:type="simple" xlink:show="embed" xlink:actuate="onLoad"/>
          <svg:title/>
          <svg:desc/>
        </draw:frame>
        <draw:frame draw:id="id390" draw:style-name="a2526" draw:name="Grafik 5" svg:x="0in" svg:y="4.8991in" svg:width="7.5in" svg:height="4.4573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538">
          <draw:frame draw:id="id391" draw:style-name="a2529" draw:name="Segnaposto numero diapositiva 6" svg:x="4.67953in" svg:y="11.10827in" svg:width="3.5878in" svg:height="0.58425in">
            <draw:text-box>
              <text:p text:style-name="a2528" text:class-names="" text:cond-style-name=""><text:span text:style-name="a2527" text:class-names=""><text:page-number style:num-format="1" text:fixed="false"/></text:span></text:p>
            </draw:text-box>
            <svg:title/>
            <svg:desc/>
          </draw:frame>
          <draw:frame draw:id="id392" draw:style-name="a2532" draw:name="Segnaposto numero diapositiva 6" svg:x="4.67953in" svg:y="11.10827in" svg:width="3.5878in" svg:height="0.58425in">
            <draw:text-box>
              <text:p text:style-name="a2531" text:class-names="" text:cond-style-name=""><text:span text:style-name="a2530" text:class-names=""><text:page-number style:num-format="1" text:fixed="false"/></text:span></text:p>
            </draw:text-box>
            <svg:title/>
            <svg:desc/>
          </draw:frame>
          <draw:frame draw:id="id393" draw:style-name="a2535" draw:name="Segnaposto numero diapositiva 6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8" svg:x="2.61458in" svg:y="0.88889in" svg:width="3.03646in" svg:height="4.38368in" presentation:class="page" draw:id="id394" presentation:style-name="a2536" draw:name="Segnaposto immagine diapositiva 1">
            <svg:title/>
            <svg:desc/>
          </draw:page-thumbnail>
          <draw:frame draw:id="id395" presentation:style-name="a253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539" draw:master-page-name="Master1-Layout7-blank-Vuota" presentation:presentation-page-layout-name="Master1-PPL7" draw:id="Slide-262">
        <draw:frame draw:id="id396" draw:style-name="a2544" draw:name="CasellaDiTesto 2" svg:x="0in" svg:y="0.38243in" svg:width="7.5in" svg:height="0.38969in">
          <draw:text-box>
            <text:p text:style-name="a2543" text:class-names="" text:cond-style-name=""><text:span text:style-name="a2540" text:class-names=""><text:tab/></text:span><text:span text:style-name="a2541" text:class-names="">Q1-Q8</text:span><text:span text:style-name="a2542" text:class-names=""/></text:p>
          </draw:text-box>
          <svg:title/>
          <svg:desc/>
        </draw:frame>
        <draw:frame draw:id="id397" draw:style-name="a2545" draw:name="Grafik 2" svg:x="0in" svg:y="0.77073in" svg:width="7.5in" svg:height="4.46964in" style:rel-width="scale" style:rel-height="scale">
          <draw:image xlink:href="media/image14.png" xlink:type="simple" xlink:show="embed" xlink:actuate="onLoad"/>
          <svg:title/>
          <svg:desc/>
        </draw:frame>
        <draw:frame draw:id="id398" draw:style-name="a2546" draw:name="Grafik 3" svg:x="0in" svg:y="5.25853in" svg:width="7.5in" svg:height="4.7051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558">
          <draw:frame draw:id="id399" draw:style-name="a2549" draw:name="Segnaposto numero diapositiva 6" svg:x="4.67953in" svg:y="11.10827in" svg:width="3.5878in" svg:height="0.58425in">
            <draw:text-box>
              <text:p text:style-name="a2548" text:class-names="" text:cond-style-name=""><text:span text:style-name="a2547" text:class-names=""><text:page-number style:num-format="1" text:fixed="false"/></text:span></text:p>
            </draw:text-box>
            <svg:title/>
            <svg:desc/>
          </draw:frame>
          <draw:frame draw:id="id400" draw:style-name="a2552" draw:name="Segnaposto numero diapositiva 6" svg:x="4.67953in" svg:y="11.10827in" svg:width="3.5878in" svg:height="0.58425in">
            <draw:text-box>
              <text:p text:style-name="a2551" text:class-names="" text:cond-style-name=""><text:span text:style-name="a2550" text:class-names=""><text:page-number style:num-format="1" text:fixed="false"/></text:span></text:p>
            </draw:text-box>
            <svg:title/>
            <svg:desc/>
          </draw:frame>
          <draw:frame draw:id="id401" draw:style-name="a2555" draw:name="Segnaposto numero diapositiva 6" svg:x="4.67953in" svg:y="11.10827in" svg:width="3.5878in" svg:height="0.58425in">
            <draw:text-box>
              <text:p text:style-name="a2554" text:class-names="" text:cond-style-name=""><text:span text:style-name="a2553" text:class-names=""><text:page-number style:num-format="1" text:fixed="false"/></text:span></text:p>
            </draw:text-box>
            <svg:title/>
            <svg:desc/>
          </draw:frame>
          <draw:page-thumbnail draw:page-number="9" svg:x="2.61458in" svg:y="0.88889in" svg:width="3.03646in" svg:height="4.38368in" presentation:class="page" draw:id="id402" presentation:style-name="a2556" draw:name="Segnaposto immagine diapositiva 1">
            <svg:title/>
            <svg:desc/>
          </draw:page-thumbnail>
          <draw:frame draw:id="id403" presentation:style-name="a25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559" draw:master-page-name="Master1-Layout7-blank-Vuota" presentation:presentation-page-layout-name="Master1-PPL7" draw:id="Slide-263">
        <draw:frame draw:id="id404" draw:style-name="a2564" draw:name="CasellaDiTesto 2" svg:x="0in" svg:y="0.38243in" svg:width="7.5in" svg:height="0.38969in">
          <draw:text-box>
            <text:p text:style-name="a2563" text:class-names="" text:cond-style-name=""><text:span text:style-name="a2560" text:class-names=""><text:tab/></text:span><text:span text:style-name="a2561" text:class-names="">Q1-Q8</text:span><text:span text:style-name="a2562" text:class-names=""/></text:p>
          </draw:text-box>
          <svg:title/>
          <svg:desc/>
        </draw:frame>
        <draw:frame draw:id="id405" draw:style-name="a2565" draw:name="Grafik 4" svg:x="0in" svg:y="0.77868in" svg:width="7.5in" svg:height="4.47597in" style:rel-width="scale" style:rel-height="scale">
          <draw:image xlink:href="media/image16.png" xlink:type="simple" xlink:show="embed" xlink:actuate="onLoad"/>
          <svg:title/>
          <svg:desc/>
        </draw:frame>
        <draw:frame draw:id="id406" draw:style-name="a2566" draw:name="Grafik 5" svg:x="0in" svg:y="5.25591in" svg:width="7.5in" svg:height="4.710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2578">
          <draw:frame draw:id="id407" draw:style-name="a2569" draw:name="Segnaposto numero diapositiva 6" svg:x="4.67953in" svg:y="11.10827in" svg:width="3.5878in" svg:height="0.58425in">
            <draw:text-box>
              <text:p text:style-name="a2568" text:class-names="" text:cond-style-name=""><text:span text:style-name="a2567" text:class-names=""><text:page-number style:num-format="1" text:fixed="false"/></text:span></text:p>
            </draw:text-box>
            <svg:title/>
            <svg:desc/>
          </draw:frame>
          <draw:frame draw:id="id408" draw:style-name="a2572" draw:name="Segnaposto numero diapositiva 6" svg:x="4.67953in" svg:y="11.10827in" svg:width="3.5878in" svg:height="0.58425in">
            <draw:text-box>
              <text:p text:style-name="a2571" text:class-names="" text:cond-style-name=""><text:span text:style-name="a2570" text:class-names=""><text:page-number style:num-format="1" text:fixed="false"/></text:span></text:p>
            </draw:text-box>
            <svg:title/>
            <svg:desc/>
          </draw:frame>
          <draw:frame draw:id="id409" draw:style-name="a2575" draw:name="Segnaposto numero diapositiva 6" svg:x="4.67953in" svg:y="11.10827in" svg:width="3.5878in" svg:height="0.58425in">
            <draw:text-box>
              <text:p text:style-name="a2574" text:class-names="" text:cond-style-name=""><text:span text:style-name="a2573" text:class-names=""><text:page-number style:num-format="1" text:fixed="false"/></text:span></text:p>
            </draw:text-box>
            <svg:title/>
            <svg:desc/>
          </draw:frame>
          <draw:page-thumbnail draw:page-number="10" svg:x="2.61458in" svg:y="0.88889in" svg:width="3.03646in" svg:height="4.38368in" presentation:class="page" draw:id="id410" presentation:style-name="a2576" draw:name="Segnaposto immagine diapositiva 1">
            <svg:title/>
            <svg:desc/>
          </draw:page-thumbnail>
          <draw:frame draw:id="id411" presentation:style-name="a25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579" draw:master-page-name="Master1-Layout7-blank-Vuota" presentation:presentation-page-layout-name="Master1-PPL7" draw:id="Slide-264">
        <draw:frame draw:id="id412" draw:style-name="a2584" draw:name="CasellaDiTesto 2" svg:x="0in" svg:y="0.38243in" svg:width="7.5in" svg:height="0.38969in">
          <draw:text-box>
            <text:p text:style-name="a2583" text:class-names="" text:cond-style-name=""><text:span text:style-name="a2580" text:class-names=""><text:tab/></text:span><text:span text:style-name="a2581" text:class-names="">Q1-Q8</text:span><text:span text:style-name="a2582" text:class-names=""/></text:p>
          </draw:text-box>
          <svg:title/>
          <svg:desc/>
        </draw:frame>
        <draw:frame draw:id="id413" draw:style-name="a2585" draw:name="Grafik 2" svg:x="0in" svg:y="0.76483in" svg:width="7.5in" svg:height="4.34813in" style:rel-width="scale" style:rel-height="scale">
          <draw:image xlink:href="media/image18.png" xlink:type="simple" xlink:show="embed" xlink:actuate="onLoad"/>
          <svg:title/>
          <svg:desc/>
        </draw:frame>
        <draw:frame draw:id="id414" draw:style-name="a2586" draw:name="Grafik 3" svg:x="0in" svg:y="5.09884in" svg:width="7.5in" svg:height="3.8912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2598">
          <draw:frame draw:id="id415" draw:style-name="a2589" draw:name="Segnaposto numero diapositiva 6" svg:x="4.67953in" svg:y="11.10827in" svg:width="3.5878in" svg:height="0.58425in">
            <draw:text-box>
              <text:p text:style-name="a2588" text:class-names="" text:cond-style-name=""><text:span text:style-name="a2587" text:class-names=""><text:page-number style:num-format="1" text:fixed="false"/></text:span></text:p>
            </draw:text-box>
            <svg:title/>
            <svg:desc/>
          </draw:frame>
          <draw:frame draw:id="id416" draw:style-name="a2592" draw:name="Segnaposto numero diapositiva 6" svg:x="4.67953in" svg:y="11.10827in" svg:width="3.5878in" svg:height="0.58425in">
            <draw:text-box>
              <text:p text:style-name="a2591" text:class-names="" text:cond-style-name=""><text:span text:style-name="a2590" text:class-names=""><text:page-number style:num-format="1" text:fixed="false"/></text:span></text:p>
            </draw:text-box>
            <svg:title/>
            <svg:desc/>
          </draw:frame>
          <draw:frame draw:id="id417" draw:style-name="a2595" draw:name="Segnaposto numero diapositiva 6" svg:x="4.67953in" svg:y="11.10827in" svg:width="3.5878in" svg:height="0.58425in">
            <draw:text-box>
              <text:p text:style-name="a2594" text:class-names="" text:cond-style-name=""><text:span text:style-name="a2593" text:class-names=""><text:page-number style:num-format="1" text:fixed="false"/></text:span></text:p>
            </draw:text-box>
            <svg:title/>
            <svg:desc/>
          </draw:frame>
          <draw:page-thumbnail draw:page-number="11" svg:x="2.61458in" svg:y="0.88889in" svg:width="3.03646in" svg:height="4.38368in" presentation:class="page" draw:id="id418" presentation:style-name="a2596" draw:name="Segnaposto immagine diapositiva 1">
            <svg:title/>
            <svg:desc/>
          </draw:page-thumbnail>
          <draw:frame draw:id="id419" presentation:style-name="a25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599" draw:master-page-name="Master1-Layout7-blank-Vuota" presentation:presentation-page-layout-name="Master1-PPL7" draw:id="Slide-265">
        <draw:frame draw:id="id420" draw:style-name="a2604" draw:name="CasellaDiTesto 2" svg:x="0in" svg:y="0.38243in" svg:width="7.5in" svg:height="0.38969in">
          <draw:text-box>
            <text:p text:style-name="a2603" text:class-names="" text:cond-style-name=""><text:span text:style-name="a2600" text:class-names=""><text:tab/></text:span><text:span text:style-name="a2601" text:class-names="">Q1-Q8</text:span><text:span text:style-name="a2602" text:class-names=""/></text:p>
          </draw:text-box>
          <svg:title/>
          <svg:desc/>
        </draw:frame>
        <draw:frame draw:id="id421" draw:style-name="a2605" draw:name="Grafik 4" svg:x="0in" svg:y="0.7798in" svg:width="7.5in" svg:height="4.1515in" style:rel-width="scale" style:rel-height="scale">
          <draw:image xlink:href="media/image20.png" xlink:type="simple" xlink:show="embed" xlink:actuate="onLoad"/>
          <svg:title/>
          <svg:desc/>
        </draw:frame>
        <draw:frame draw:id="id422" draw:style-name="a2606" draw:name="Grafik 5" svg:x="0in" svg:y="4.93007in" svg:width="7.5in" svg:height="4.30652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2618">
          <draw:frame draw:id="id423" draw:style-name="a2609" draw:name="Segnaposto numero diapositiva 6" svg:x="4.67953in" svg:y="11.10827in" svg:width="3.5878in" svg:height="0.58425in">
            <draw:text-box>
              <text:p text:style-name="a2608" text:class-names="" text:cond-style-name=""><text:span text:style-name="a2607" text:class-names=""><text:page-number style:num-format="1" text:fixed="false"/></text:span></text:p>
            </draw:text-box>
            <svg:title/>
            <svg:desc/>
          </draw:frame>
          <draw:frame draw:id="id424" draw:style-name="a2612" draw:name="Segnaposto numero diapositiva 6" svg:x="4.67953in" svg:y="11.10827in" svg:width="3.5878in" svg:height="0.58425in">
            <draw:text-box>
              <text:p text:style-name="a2611" text:class-names="" text:cond-style-name=""><text:span text:style-name="a2610" text:class-names=""><text:page-number style:num-format="1" text:fixed="false"/></text:span></text:p>
            </draw:text-box>
            <svg:title/>
            <svg:desc/>
          </draw:frame>
          <draw:frame draw:id="id425" draw:style-name="a2615" draw:name="Segnaposto numero diapositiva 6" svg:x="4.67953in" svg:y="11.10827in" svg:width="3.5878in" svg:height="0.58425in">
            <draw:text-box>
              <text:p text:style-name="a2614" text:class-names="" text:cond-style-name=""><text:span text:style-name="a2613" text:class-names=""><text:page-number style:num-format="1" text:fixed="false"/></text:span></text:p>
            </draw:text-box>
            <svg:title/>
            <svg:desc/>
          </draw:frame>
          <draw:page-thumbnail draw:page-number="12" svg:x="2.61458in" svg:y="0.88889in" svg:width="3.03646in" svg:height="4.38368in" presentation:class="page" draw:id="id426" presentation:style-name="a2616" draw:name="Segnaposto immagine diapositiva 1">
            <svg:title/>
            <svg:desc/>
          </draw:page-thumbnail>
          <draw:frame draw:id="id427" presentation:style-name="a26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619" draw:master-page-name="Master1-Layout7-blank-Vuota" presentation:presentation-page-layout-name="Master1-PPL7" draw:id="Slide-266">
        <draw:frame draw:id="id428" draw:style-name="a2624" draw:name="CasellaDiTesto 2" svg:x="0in" svg:y="0.38243in" svg:width="7.5in" svg:height="0.38969in">
          <draw:text-box>
            <text:p text:style-name="a2623" text:class-names="" text:cond-style-name=""><text:span text:style-name="a2620" text:class-names=""><text:tab/></text:span><text:span text:style-name="a2621" text:class-names="">Q1-Q8</text:span><text:span text:style-name="a2622" text:class-names=""/></text:p>
          </draw:text-box>
          <svg:title/>
          <svg:desc/>
        </draw:frame>
        <draw:frame draw:id="id429" draw:style-name="a2625" draw:name="Grafik 2" svg:x="0in" svg:y="0.7775in" svg:width="7.5in" svg:height="4.15612in" style:rel-width="scale" style:rel-height="scale">
          <draw:image xlink:href="media/image22.png" xlink:type="simple" xlink:show="embed" xlink:actuate="onLoad"/>
          <svg:title/>
          <svg:desc/>
        </draw:frame>
        <draw:frame draw:id="id430" draw:style-name="a2626" draw:name="Grafik 3" svg:x="0in" svg:y="4.92895in" svg:width="7.5in" svg:height="4.16432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638">
          <draw:frame draw:id="id431" draw:style-name="a2629" draw:name="Segnaposto numero diapositiva 6" svg:x="4.67953in" svg:y="11.10827in" svg:width="3.5878in" svg:height="0.58425in">
            <draw:text-box>
              <text:p text:style-name="a2628" text:class-names="" text:cond-style-name=""><text:span text:style-name="a2627" text:class-names=""><text:page-number style:num-format="1" text:fixed="false"/></text:span></text:p>
            </draw:text-box>
            <svg:title/>
            <svg:desc/>
          </draw:frame>
          <draw:frame draw:id="id432" draw:style-name="a2632" draw:name="Segnaposto numero diapositiva 6" svg:x="4.67953in" svg:y="11.10827in" svg:width="3.5878in" svg:height="0.58425in">
            <draw:text-box>
              <text:p text:style-name="a2631" text:class-names="" text:cond-style-name=""><text:span text:style-name="a2630" text:class-names=""><text:page-number style:num-format="1" text:fixed="false"/></text:span></text:p>
            </draw:text-box>
            <svg:title/>
            <svg:desc/>
          </draw:frame>
          <draw:frame draw:id="id433" draw:style-name="a2635" draw:name="Segnaposto numero diapositiva 6" svg:x="4.67953in" svg:y="11.10827in" svg:width="3.5878in" svg:height="0.58425in">
            <draw:text-box>
              <text:p text:style-name="a2634" text:class-names="" text:cond-style-name=""><text:span text:style-name="a2633" text:class-names=""><text:page-number style:num-format="1" text:fixed="false"/></text:span></text:p>
            </draw:text-box>
            <svg:title/>
            <svg:desc/>
          </draw:frame>
          <draw:page-thumbnail draw:page-number="13" svg:x="2.61458in" svg:y="0.88889in" svg:width="3.03646in" svg:height="4.38368in" presentation:class="page" draw:id="id434" presentation:style-name="a2636" draw:name="Segnaposto immagine diapositiva 1">
            <svg:title/>
            <svg:desc/>
          </draw:page-thumbnail>
          <draw:frame draw:id="id435" presentation:style-name="a263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639" draw:master-page-name="Master1-Layout7-blank-Vuota" presentation:presentation-page-layout-name="Master1-PPL7" draw:id="Slide-267">
        <draw:frame draw:id="id436" draw:style-name="a2644" draw:name="CasellaDiTesto 2" svg:x="0in" svg:y="0.38243in" svg:width="7.5in" svg:height="0.38969in">
          <draw:text-box>
            <text:p text:style-name="a2643" text:class-names="" text:cond-style-name=""><text:span text:style-name="a2640" text:class-names=""><text:tab/></text:span><text:span text:style-name="a2641" text:class-names="">Q1-Q8</text:span><text:span text:style-name="a2642" text:class-names=""/></text:p>
          </draw:text-box>
          <svg:title/>
          <svg:desc/>
        </draw:frame>
        <draw:frame draw:id="id437" draw:style-name="a2645" draw:name="Grafik 2" svg:x="0in" svg:y="0.7693in" svg:width="7.5in" svg:height="3.79474in" style:rel-width="scale" style:rel-height="scale">
          <draw:image xlink:href="media/image24.png" xlink:type="simple" xlink:show="embed" xlink:actuate="onLoad"/>
          <svg:title/>
          <svg:desc/>
        </draw:frame>
        <draw:frame draw:id="id438" draw:style-name="a2646" draw:name="Grafik 3" svg:x="0in" svg:y="4.573in" svg:width="7.5in" svg:height="4.35399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658">
          <draw:frame draw:id="id439" draw:style-name="a2649" draw:name="Segnaposto numero diapositiva 6" svg:x="4.67953in" svg:y="11.10827in" svg:width="3.5878in" svg:height="0.58425in">
            <draw:text-box>
              <text:p text:style-name="a2648" text:class-names="" text:cond-style-name=""><text:span text:style-name="a2647" text:class-names=""><text:page-number style:num-format="1" text:fixed="false"/></text:span></text:p>
            </draw:text-box>
            <svg:title/>
            <svg:desc/>
          </draw:frame>
          <draw:frame draw:id="id440" draw:style-name="a2652" draw:name="Segnaposto numero diapositiva 6" svg:x="4.67953in" svg:y="11.10827in" svg:width="3.5878in" svg:height="0.58425in">
            <draw:text-box>
              <text:p text:style-name="a2651" text:class-names="" text:cond-style-name=""><text:span text:style-name="a2650" text:class-names=""><text:page-number style:num-format="1" text:fixed="false"/></text:span></text:p>
            </draw:text-box>
            <svg:title/>
            <svg:desc/>
          </draw:frame>
          <draw:frame draw:id="id441" draw:style-name="a2655" draw:name="Segnaposto numero diapositiva 6" svg:x="4.67953in" svg:y="11.10827in" svg:width="3.5878in" svg:height="0.58425in">
            <draw:text-box>
              <text:p text:style-name="a2654" text:class-names="" text:cond-style-name=""><text:span text:style-name="a2653" text:class-names=""><text:page-number style:num-format="1" text:fixed="false"/></text:span></text:p>
            </draw:text-box>
            <svg:title/>
            <svg:desc/>
          </draw:frame>
          <draw:page-thumbnail draw:page-number="14" svg:x="2.61458in" svg:y="0.88889in" svg:width="3.03646in" svg:height="4.38368in" presentation:class="page" draw:id="id442" presentation:style-name="a2656" draw:name="Segnaposto immagine diapositiva 1">
            <svg:title/>
            <svg:desc/>
          </draw:page-thumbnail>
          <draw:frame draw:id="id443" presentation:style-name="a26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659" draw:master-page-name="Master1-Layout7-blank-Vuota" presentation:presentation-page-layout-name="Master1-PPL7" draw:id="Slide-268">
        <draw:frame draw:id="id444" draw:style-name="a2664" draw:name="CasellaDiTesto 2" svg:x="0in" svg:y="0.38243in" svg:width="7.5in" svg:height="0.38969in">
          <draw:text-box>
            <text:p text:style-name="a2663" text:class-names="" text:cond-style-name=""><text:span text:style-name="a2660" text:class-names=""><text:tab/></text:span><text:span text:style-name="a2661" text:class-names="">Q1-Q8</text:span><text:span text:style-name="a2662" text:class-names=""/></text:p>
          </draw:text-box>
          <svg:title/>
          <svg:desc/>
        </draw:frame>
        <draw:frame draw:id="id445" draw:style-name="a2665" draw:name="Grafik 2" svg:x="0in" svg:y="0.77434in" svg:width="7.5in" svg:height="4.26244in" style:rel-width="scale" style:rel-height="scale">
          <draw:image xlink:href="media/image26.png" xlink:type="simple" xlink:show="embed" xlink:actuate="onLoad"/>
          <svg:title/>
          <svg:desc/>
        </draw:frame>
        <draw:frame draw:id="id446" draw:style-name="a2666" draw:name="Grafik 3" svg:x="0in" svg:y="5.04553in" svg:width="7.5in" svg:height="4.3645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2678">
          <draw:frame draw:id="id447" draw:style-name="a2669" draw:name="Segnaposto numero diapositiva 6" svg:x="4.67953in" svg:y="11.10827in" svg:width="3.5878in" svg:height="0.58425in">
            <draw:text-box>
              <text:p text:style-name="a2668" text:class-names="" text:cond-style-name=""><text:span text:style-name="a2667" text:class-names=""><text:page-number style:num-format="1" text:fixed="false"/></text:span></text:p>
            </draw:text-box>
            <svg:title/>
            <svg:desc/>
          </draw:frame>
          <draw:frame draw:id="id448" draw:style-name="a2672" draw:name="Segnaposto numero diapositiva 6" svg:x="4.67953in" svg:y="11.10827in" svg:width="3.5878in" svg:height="0.58425in">
            <draw:text-box>
              <text:p text:style-name="a2671" text:class-names="" text:cond-style-name=""><text:span text:style-name="a2670" text:class-names=""><text:page-number style:num-format="1" text:fixed="false"/></text:span></text:p>
            </draw:text-box>
            <svg:title/>
            <svg:desc/>
          </draw:frame>
          <draw:frame draw:id="id449" draw:style-name="a2675" draw:name="Segnaposto numero diapositiva 6" svg:x="4.67953in" svg:y="11.10827in" svg:width="3.5878in" svg:height="0.58425in">
            <draw:text-box>
              <text:p text:style-name="a2674" text:class-names="" text:cond-style-name=""><text:span text:style-name="a2673" text:class-names=""><text:page-number style:num-format="1" text:fixed="false"/></text:span></text:p>
            </draw:text-box>
            <svg:title/>
            <svg:desc/>
          </draw:frame>
          <draw:page-thumbnail draw:page-number="15" svg:x="2.61458in" svg:y="0.88889in" svg:width="3.03646in" svg:height="4.38368in" presentation:class="page" draw:id="id450" presentation:style-name="a2676" draw:name="Segnaposto immagine diapositiva 1">
            <svg:title/>
            <svg:desc/>
          </draw:page-thumbnail>
          <draw:frame draw:id="id451" presentation:style-name="a26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679" draw:master-page-name="Master1-Layout7-blank-Vuota" presentation:presentation-page-layout-name="Master1-PPL7" draw:id="Slide-269">
        <draw:frame draw:id="id452" draw:style-name="a2684" draw:name="CasellaDiTesto 2" svg:x="0in" svg:y="0.38243in" svg:width="7.5in" svg:height="0.38969in">
          <draw:text-box>
            <text:p text:style-name="a2683" text:class-names="" text:cond-style-name=""><text:span text:style-name="a2680" text:class-names=""><text:tab/></text:span><text:span text:style-name="a2681" text:class-names="">Q1-Q8</text:span><text:span text:style-name="a2682" text:class-names=""/></text:p>
          </draw:text-box>
          <svg:title/>
          <svg:desc/>
        </draw:frame>
        <draw:frame draw:id="id453" draw:style-name="a2685" draw:name="Grafik 4" svg:x="0in" svg:y="0.7767in" svg:width="7.5in" svg:height="4.60215in" style:rel-width="scale" style:rel-height="scale">
          <draw:image xlink:href="media/image28.png" xlink:type="simple" xlink:show="embed" xlink:actuate="onLoad"/>
          <svg:title/>
          <svg:desc/>
        </draw:frame>
        <draw:frame draw:id="id454" draw:style-name="a2686" draw:name="Grafik 5" svg:x="0in" svg:y="5.34381in" svg:width="7.5in" svg:height="3.9346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2698">
          <draw:frame draw:id="id455" draw:style-name="a2689" draw:name="Segnaposto numero diapositiva 6" svg:x="4.67953in" svg:y="11.10827in" svg:width="3.5878in" svg:height="0.58425in">
            <draw:text-box>
              <text:p text:style-name="a2688" text:class-names="" text:cond-style-name=""><text:span text:style-name="a2687" text:class-names=""><text:page-number style:num-format="1" text:fixed="false"/></text:span></text:p>
            </draw:text-box>
            <svg:title/>
            <svg:desc/>
          </draw:frame>
          <draw:frame draw:id="id456" draw:style-name="a2692" draw:name="Segnaposto numero diapositiva 6" svg:x="4.67953in" svg:y="11.10827in" svg:width="3.5878in" svg:height="0.58425in">
            <draw:text-box>
              <text:p text:style-name="a2691" text:class-names="" text:cond-style-name=""><text:span text:style-name="a2690" text:class-names=""><text:page-number style:num-format="1" text:fixed="false"/></text:span></text:p>
            </draw:text-box>
            <svg:title/>
            <svg:desc/>
          </draw:frame>
          <draw:frame draw:id="id457" draw:style-name="a2695" draw:name="Segnaposto numero diapositiva 6" svg:x="4.67953in" svg:y="11.10827in" svg:width="3.5878in" svg:height="0.58425in">
            <draw:text-box>
              <text:p text:style-name="a2694" text:class-names="" text:cond-style-name=""><text:span text:style-name="a2693" text:class-names=""><text:page-number style:num-format="1" text:fixed="false"/></text:span></text:p>
            </draw:text-box>
            <svg:title/>
            <svg:desc/>
          </draw:frame>
          <draw:page-thumbnail draw:page-number="16" svg:x="2.61458in" svg:y="0.88889in" svg:width="3.03646in" svg:height="4.38368in" presentation:class="page" draw:id="id458" presentation:style-name="a2696" draw:name="Segnaposto immagine diapositiva 1">
            <svg:title/>
            <svg:desc/>
          </draw:page-thumbnail>
          <draw:frame draw:id="id459" presentation:style-name="a26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699" draw:master-page-name="Master1-Layout7-blank-Vuota" presentation:presentation-page-layout-name="Master1-PPL7" draw:id="Slide-270">
        <draw:frame draw:id="id460" draw:style-name="a2704" draw:name="CasellaDiTesto 2" svg:x="0in" svg:y="0.38243in" svg:width="7.5in" svg:height="0.38969in">
          <draw:text-box>
            <text:p text:style-name="a2703" text:class-names="" text:cond-style-name=""><text:span text:style-name="a2700" text:class-names=""><text:tab/></text:span><text:span text:style-name="a2701" text:class-names="">Q1-Q8</text:span><text:span text:style-name="a2702" text:class-names=""/></text:p>
          </draw:text-box>
          <svg:title/>
          <svg:desc/>
        </draw:frame>
        <draw:frame draw:id="id461" draw:style-name="a2705" draw:name="Grafik 2" svg:x="0in" svg:y="0.77715in" svg:width="7.5in" svg:height="4.70126in" style:rel-width="scale" style:rel-height="scale">
          <draw:image xlink:href="media/image30.png" xlink:type="simple" xlink:show="embed" xlink:actuate="onLoad"/>
          <svg:title/>
          <svg:desc/>
        </draw:frame>
        <draw:frame draw:id="id462" draw:style-name="a2706" draw:name="Grafik 3" svg:x="0in" svg:y="5.48421in" svg:width="7.5in" svg:height="0.50936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2718">
          <draw:frame draw:id="id463" draw:style-name="a2709" draw:name="Segnaposto numero diapositiva 6" svg:x="4.67953in" svg:y="11.10827in" svg:width="3.5878in" svg:height="0.58425in">
            <draw:text-box>
              <text:p text:style-name="a2708" text:class-names="" text:cond-style-name=""><text:span text:style-name="a2707" text:class-names=""><text:page-number style:num-format="1" text:fixed="false"/></text:span></text:p>
            </draw:text-box>
            <svg:title/>
            <svg:desc/>
          </draw:frame>
          <draw:frame draw:id="id464" draw:style-name="a2712" draw:name="Segnaposto numero diapositiva 6" svg:x="4.67953in" svg:y="11.10827in" svg:width="3.5878in" svg:height="0.58425in">
            <draw:text-box>
              <text:p text:style-name="a2711" text:class-names="" text:cond-style-name=""><text:span text:style-name="a2710" text:class-names=""><text:page-number style:num-format="1" text:fixed="false"/></text:span></text:p>
            </draw:text-box>
            <svg:title/>
            <svg:desc/>
          </draw:frame>
          <draw:frame draw:id="id465" draw:style-name="a2715" draw:name="Segnaposto numero diapositiva 6" svg:x="4.67953in" svg:y="11.10827in" svg:width="3.5878in" svg:height="0.58425in">
            <draw:text-box>
              <text:p text:style-name="a2714" text:class-names="" text:cond-style-name=""><text:span text:style-name="a2713" text:class-names=""><text:page-number style:num-format="1" text:fixed="false"/></text:span></text:p>
            </draw:text-box>
            <svg:title/>
            <svg:desc/>
          </draw:frame>
          <draw:page-thumbnail draw:page-number="17" svg:x="2.61458in" svg:y="0.88889in" svg:width="3.03646in" svg:height="4.38368in" presentation:class="page" draw:id="id466" presentation:style-name="a2716" draw:name="Segnaposto immagine diapositiva 1">
            <svg:title/>
            <svg:desc/>
          </draw:page-thumbnail>
          <draw:frame draw:id="id467" presentation:style-name="a27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719" draw:master-page-name="Master1-Layout7-blank-Vuota" presentation:presentation-page-layout-name="Master1-PPL7" draw:id="Slide-271">
        <draw:frame draw:id="id468" draw:style-name="a2724" draw:name="CasellaDiTesto 2" svg:x="0in" svg:y="0.38243in" svg:width="7.5in" svg:height="0.38969in">
          <draw:text-box>
            <text:p text:style-name="a2723" text:class-names="" text:cond-style-name=""><text:span text:style-name="a2720" text:class-names=""><text:tab/></text:span><text:span text:style-name="a2721" text:class-names="">Q1-Q8</text:span><text:span text:style-name="a2722" text:class-names=""/></text:p>
          </draw:text-box>
          <svg:title/>
          <svg:desc/>
        </draw:frame>
        <draw:frame draw:id="id469" draw:style-name="a2728" draw:name="Textfeld 2" svg:x="0in" svg:y="0.89444in" svg:width="7.5in" svg:height="0.40391in">
          <draw:text-box>
            <text:p text:style-name="a2727" text:class-names="" text:cond-style-name=""><text:span text:style-name="a2725" text:class-names="">closedLoopControl.h</text:span><text:span text:style-name="a2726" text:class-names=""/></text:p>
          </draw:text-box>
          <svg:title/>
          <svg:desc/>
        </draw:frame>
        <draw:frame draw:id="id470" draw:style-name="a2729" draw:name="Grafik 3" svg:x="0in" svg:y="1.29211in" svg:width="7.5in" svg:height="4.76023in" style:rel-width="scale" style:rel-height="scale">
          <draw:image xlink:href="media/image32.png" xlink:type="simple" xlink:show="embed" xlink:actuate="onLoad"/>
          <svg:title/>
          <svg:desc/>
        </draw:frame>
        <draw:frame draw:id="id471" draw:style-name="a2730" draw:name="Grafik 4" svg:x="0in" svg:y="6.04376in" svg:width="7.5in" svg:height="4.72358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2742">
          <draw:frame draw:id="id472" draw:style-name="a2733" draw:name="Segnaposto numero diapositiva 6" svg:x="4.67953in" svg:y="11.10827in" svg:width="3.5878in" svg:height="0.58425in">
            <draw:text-box>
              <text:p text:style-name="a2732" text:class-names="" text:cond-style-name=""><text:span text:style-name="a2731" text:class-names=""><text:page-number style:num-format="1" text:fixed="false"/></text:span></text:p>
            </draw:text-box>
            <svg:title/>
            <svg:desc/>
          </draw:frame>
          <draw:frame draw:id="id473" draw:style-name="a2736" draw:name="Segnaposto numero diapositiva 6" svg:x="4.67953in" svg:y="11.10827in" svg:width="3.5878in" svg:height="0.58425in">
            <draw:text-box>
              <text:p text:style-name="a2735" text:class-names="" text:cond-style-name=""><text:span text:style-name="a2734" text:class-names=""><text:page-number style:num-format="1" text:fixed="false"/></text:span></text:p>
            </draw:text-box>
            <svg:title/>
            <svg:desc/>
          </draw:frame>
          <draw:frame draw:id="id474" draw:style-name="a2739" draw:name="Segnaposto numero diapositiva 6" svg:x="4.67953in" svg:y="11.10827in" svg:width="3.5878in" svg:height="0.58425in">
            <draw:text-box>
              <text:p text:style-name="a2738" text:class-names="" text:cond-style-name=""><text:span text:style-name="a2737" text:class-names=""><text:page-number style:num-format="1" text:fixed="false"/></text:span></text:p>
            </draw:text-box>
            <svg:title/>
            <svg:desc/>
          </draw:frame>
          <draw:page-thumbnail draw:page-number="18" svg:x="2.61458in" svg:y="0.88889in" svg:width="3.03646in" svg:height="4.38368in" presentation:class="page" draw:id="id475" presentation:style-name="a2740" draw:name="Segnaposto immagine diapositiva 1">
            <svg:title/>
            <svg:desc/>
          </draw:page-thumbnail>
          <draw:frame draw:id="id476" presentation:style-name="a27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2743" draw:master-page-name="Master1-Layout7-blank-Vuota" presentation:presentation-page-layout-name="Master1-PPL7" draw:id="Slide-272">
        <draw:frame draw:id="id477" draw:style-name="a2748" draw:name="CasellaDiTesto 2" svg:x="0in" svg:y="0.38243in" svg:width="7.5in" svg:height="0.38969in">
          <draw:text-box>
            <text:p text:style-name="a2747" text:class-names="" text:cond-style-name=""><text:span text:style-name="a2744" text:class-names=""><text:tab/></text:span><text:span text:style-name="a2745" text:class-names="">Q1-Q8</text:span><text:span text:style-name="a2746" text:class-names=""/></text:p>
          </draw:text-box>
          <svg:title/>
          <svg:desc/>
        </draw:frame>
        <draw:frame draw:id="id478" draw:style-name="a2749" draw:name="Grafik 2" svg:x="0in" svg:y="0.77403in" svg:width="7.5in" svg:height="4.61861in" style:rel-width="scale" style:rel-height="scale">
          <draw:image xlink:href="media/image34.png" xlink:type="simple" xlink:show="embed" xlink:actuate="onLoad"/>
          <svg:title/>
          <svg:desc/>
        </draw:frame>
        <draw:frame draw:id="id479" draw:style-name="a2750" draw:name="Grafik 3" svg:x="0in" svg:y="5.38022in" svg:width="7.5in" svg:height="4.45066in" style:rel-width="scale" style:rel-height="scale">
          <draw:image xlink:href="media/image35.png" xlink:type="simple" xlink:show="embed" xlink:actuate="onLoad"/>
          <svg:title/>
          <svg:desc/>
        </draw:frame>
        <presentation:notes draw:style-name="a2762">
          <draw:frame draw:id="id480" draw:style-name="a2753" draw:name="Segnaposto numero diapositiva 6" svg:x="4.67953in" svg:y="11.10827in" svg:width="3.5878in" svg:height="0.58425in">
            <draw:text-box>
              <text:p text:style-name="a2752" text:class-names="" text:cond-style-name=""><text:span text:style-name="a2751" text:class-names=""><text:page-number style:num-format="1" text:fixed="false"/></text:span></text:p>
            </draw:text-box>
            <svg:title/>
            <svg:desc/>
          </draw:frame>
          <draw:frame draw:id="id481" draw:style-name="a2756" draw:name="Segnaposto numero diapositiva 6" svg:x="4.67953in" svg:y="11.10827in" svg:width="3.5878in" svg:height="0.58425in">
            <draw:text-box>
              <text:p text:style-name="a2755" text:class-names="" text:cond-style-name=""><text:span text:style-name="a2754" text:class-names=""><text:page-number style:num-format="1" text:fixed="false"/></text:span></text:p>
            </draw:text-box>
            <svg:title/>
            <svg:desc/>
          </draw:frame>
          <draw:frame draw:id="id482" draw:style-name="a2759" draw:name="Segnaposto numero diapositiva 6" svg:x="4.67953in" svg:y="11.10827in" svg:width="3.5878in" svg:height="0.58425in">
            <draw:text-box>
              <text:p text:style-name="a2758" text:class-names="" text:cond-style-name=""><text:span text:style-name="a2757" text:class-names=""><text:page-number style:num-format="1" text:fixed="false"/></text:span></text:p>
            </draw:text-box>
            <svg:title/>
            <svg:desc/>
          </draw:frame>
          <draw:page-thumbnail draw:page-number="19" svg:x="2.61458in" svg:y="0.88889in" svg:width="3.03646in" svg:height="4.38368in" presentation:class="page" draw:id="id483" presentation:style-name="a2760" draw:name="Segnaposto immagine diapositiva 1">
            <svg:title/>
            <svg:desc/>
          </draw:page-thumbnail>
          <draw:frame draw:id="id484" presentation:style-name="a276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5/19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19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5/19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5/19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19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5/19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5/19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5/19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19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19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5/19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19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5/19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5/19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5/19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5/19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5/19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5/19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5/19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5/19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5/19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5/19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5/19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5/19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5/19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5/19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5/19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5/19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5/19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5/19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5/19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5/19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5/19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5/19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5/19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5/19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5/19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5/19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5/19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5/19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5/19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5/19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5/19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5/19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5/19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5/19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5/19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5/19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5/19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5/19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5/19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5/19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5/19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5/19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5/19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5/19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5/19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5/19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5/19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5/19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Benson Chalethu</dc:creator>
    <meta:creation-date>2019-02-21T17:01:48Z</meta:creation-date>
    <dc:date>2019-05-19T21:48:08Z</dc:date>
    <meta:editing-cycles>31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91" meta:word-count="81"/>
  </office:meta>
</office:document-meta>
</file>